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19f763" officeooo:paragraph-rsid="0019f763"/>
    </style:style>
    <style:style style:name="P3" style:family="paragraph" style:parent-style-name="Standard">
      <style:text-properties officeooo:rsid="001ae5c6" officeooo:paragraph-rsid="001ae5c6"/>
    </style:style>
    <style:style style:name="P4" style:family="paragraph" style:parent-style-name="Standard">
      <style:text-properties officeooo:rsid="001cca9f" officeooo:paragraph-rsid="001cca9f"/>
    </style:style>
    <style:style style:name="P5" style:family="paragraph" style:parent-style-name="Standard">
      <style:text-properties style:font-name="Bitstream Vera Sans Mono" fo:font-size="8pt" officeooo:rsid="001c2aa1" officeooo:paragraph-rsid="001c2aa1" style:font-size-asian="8pt" style:font-size-complex="8pt"/>
    </style:style>
    <style:style style:name="P6" style:family="paragraph" style:parent-style-name="Standard">
      <style:text-properties style:font-name="Bitstream Vera Sans Mono" fo:font-size="8pt" officeooo:rsid="001cca9f" officeooo:paragraph-rsid="001cca9f" style:font-size-asian="8pt" style:font-size-complex="8pt"/>
    </style:style>
    <style:style style:name="P7" style:family="paragraph" style:parent-style-name="Standard">
      <style:text-properties style:font-name="Bitstream Vera Sans Mono" fo:font-size="10pt" officeooo:rsid="001e615a" officeooo:paragraph-rsid="001e615a" style:font-size-asian="10pt" style:font-size-complex="10pt"/>
    </style:style>
    <style:style style:name="P8" style:family="paragraph" style:parent-style-name="Standard">
      <style:text-properties style:text-line-through-style="solid" style:text-line-through-type="single" style:font-name="Bitstream Vera Sans Mono" fo:font-size="8pt" officeooo:rsid="001cca9f" officeooo:paragraph-rsid="001cca9f" style:font-size-asian="8pt" style:font-size-complex="8pt"/>
    </style:style>
    <style:style style:name="P9" style:family="paragraph" style:parent-style-name="Standard">
      <style:text-properties style:text-line-through-style="solid" style:text-line-through-type="single" style:font-name="Bitstream Vera Sans Mono" fo:font-size="8pt" officeooo:rsid="001c2aa1" officeooo:paragraph-rsid="001c2aa1" style:font-size-asian="8pt" style:font-size-complex="8pt"/>
    </style:style>
    <style:style style:name="T1" style:family="text">
      <style:text-properties officeooo:rsid="0019f763"/>
    </style:style>
    <style:style style:name="T2" style:family="text">
      <style:text-properties officeooo:rsid="001ae5c6"/>
    </style:style>
    <style:style style:name="T3" style:family="text">
      <style:text-properties officeooo:rsid="001c2aa1"/>
    </style:style>
    <style:style style:name="T4" style:family="text">
      <style:text-properties officeooo:rsid="001cca9f"/>
    </style:style>
    <style:style style:name="T5" style:family="text">
      <style:text-properties officeooo:rsid="001f5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<text:tab/>See the FinalExam.<text:span text:style-name="T2">java in folder Q1</text:span></text:p>
      <text:p text:style-name="P2"/>
      <text:p text:style-name="P3">2.</text:p>
      <text:p text:style-name="P3"><text:tab/><text:span text:style-name="T3">a) list, type, func3(), func4(), something().</text:span></text:p>
      <text:p text:style-name="P3"><text:tab/><text:span text:style-name="T3">b) age, list, type, flag, func2(), func3(), func4(), something()</text:span></text:p>
      <text:p text:style-name="P3"><text:tab/><text:span text:style-name="T3">c) type, flag, func3()</text:span></text:p>
      <text:p text:style-name="P3"><text:tab/><text:span text:style-name="T3">d) age, list, type, flag, func1(), func2(), func3(), something() <text:s/>[Same as b]</text:span></text:p>
      <text:p text:style-name="P3"><text:tab/><text:span text:style-name="T3">e) type, flag, func2(), func3()</text:span></text:p>
      <text:p text:style-name="P3"><text:tab/><text:span text:style-name="T3">f) </text:span></text:p>
      <text:p text:style-name="P5"><text:tab/>Object o1 = new Exam(3);</text:p>
      <text:p text:style-name="P5"><text:tab/>Exam e<text:span text:style-name="T4">x</text:span>1 = new Exam2();</text:p>
      <text:p text:style-name="P5"><text:tab/>Exam.func3();</text:p>
      <text:p text:style-name="P6"><text:tab/>Exam2.func3();</text:p>
      <text:p text:style-name="P9"><text:tab/>Exam.func2();</text:p>
      <text:p text:style-name="P6"><text:tab/>ex1.func3();</text:p>
      <text:p text:style-name="P8"><text:tab/>ex1.func1();</text:p>
      <text:p text:style-name="P8"><text:tab/>Exam.func1();</text:p>
      <text:p text:style-name="P6"><text:tab/>Exam2.type = “an exam”;</text:p>
      <text:p text:style-name="P8"><text:tab/>Exam2.flag = false;</text:p>
      <text:p text:style-name="P6"><text:tab/>ex1.list = new ArrayList();</text:p>
      <text:p text:style-name="P6"><text:tab/>System.out.println(ex1.age);</text:p>
      <text:p text:style-name="P4"><text:tab/>g) No. ArrayList needs to be imported.</text:p>
      <text:p text:style-name="P4"/>
      <text:p text:style-name="P4">3.</text:p>
      <text:p text:style-name="P6"><text:tab/>yellow timesParent: 5, count: 3 </text:p>
      <text:p text:style-name="P6"><text:tab/>yellow timesParent: 4, count: 4 </text:p>
      <text:p text:style-name="P6"><text:tab/>blue timesParent: 2, count: 3 </text:p>
      <text:p text:style-name="P6"><text:tab/>timesChild: 2 </text:p>
      <text:p text:style-name="P6"><text:tab/>blue timesParent: 2, count: 4 </text:p>
      <text:p text:style-name="P6"><text:tab/>blue timesParent: 2, count: 5 </text:p>
      <text:p text:style-name="P6"><text:tab/>yellow 6 </text:p>
      <text:p text:style-name="P6"><text:tab/>blue 6 1 </text:p>
      <text:p text:style-name="P6"><text:tab/>pink 6 1</text:p>
      <text:p text:style-name="P4"/>
      <text:p text:style-name="P4">4.</text:p>
      <text:p text:style-name="P7">public static String collect(ArrayList&lt;String&gt; list, int ctr){</text:p>
      <text:p text:style-name="P7"><text:tab/>if(ctr &gt;= list.size()){</text:p>
      <text:p text:style-name="P7"><text:tab/><text:tab/>return “”;</text:p>
      <text:p text:style-name="P7"><text:tab/>} else {</text:p>
      <text:p text:style-name="P7"><text:tab/><text:tab/>if(list.get(ctr).matches(“[\w]{2, 7}[\s]{2,}[\d]+\.[QQ|q+]”)){</text:p>
      <text:p text:style-name="P7"><text:tab/><text:tab/><text:tab/>return list.get(<text:span text:style-name="T5">ctr</text:span>) + collect(list, ++ctr);</text:p>
      <text:p text:style-name="P7"><text:tab/><text:tab/>} else {</text:p>
      <text:p text:style-name="P7"><text:tab/><text:tab/><text:tab/>return collect(list, ++ctr);</text:p>
      <text:p text:style-name="P7"><text:tab/><text:tab/>}</text:p>
      <text:p text:style-name="P7"><text:tab/>}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9f76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nal Exam, Fall 2013, Answers </text:span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1:04:04.497380585</meta:creation-date>
    <dc:date>2014-12-14T18:11:40.439523021</dc:date>
    <meta:editing-duration>PT15M2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45" meta:word-count="154" meta:character-count="1064" meta:non-whitespace-character-count="899"/>
  </office:meta>
</office:document-meta>
</file>